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mory</text:p>
      <text:p text:style-name="Standard">social-technical imaginaries – jasanoff – comparative – energy</text:p>
      <text:p text:style-name="Standard"/>
      <text:h text:style-name="Heading_20_2" text:outline-level="2">discussion of approaches</text:h>
      <text:p text:style-name="Standard">Etymology – coming out of psychoanalysis;</text:p>
      <text:p text:style-name="Standard">moving away from cognitive/representational</text:p>
      <text:p text:style-name="Standard">micropolitics: event, affect, verbal, </text:p>
      <text:p text:style-name="Standard">imagination vs imaginary</text:p>
      <text:p text:style-name="Standard">materialising the imaginary</text:p>
      <text:h text:style-name="Heading_20_2" text:outline-level="2">what will the article do? </text:h>
      <text:p text:style-name="Text_20_body">Is this a review article? Select the juicy bits … </text:p>
      <text:p text:style-name="Text_20_body">Focus on science: STEM denies imaginaries – it is only nature speaking</text:p>
      <text:p text:style-name="Text_20_body">sts not so strong on affective registers</text:p>
      <text:p text:style-name="Text_20_body">has there been a turn to imaginaries?</text:p>
      <text:p text:style-name="Text_20_body">What kind of mapping, timelines and worksheets would we do?</text:p>
      <text:p text:style-name="Text_20_body">What use is this term politically and intellectually?</text:p>
      <text:p text:style-name="Text_20_body">Imaginaries come from problematic spaces; </text:p>
      <text:p text:style-name="Text_20_body">how is imaginaries invoked authorially?</text:p>
      <text:p text:style-name="Text_20_body">Dillon – politics, ontology, classification, ontologisation, 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8T11:23:28.07</meta:creation-date>
    <dc:date>2010-03-19T11:54:36</dc:date>
    <meta:editing-duration>PT04H14M40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18" meta:word-count="107" meta:character-count="742"/>
    <dc:creator>mackenziea </dc:creator>
  </office:meta>
</office:document-meta>
</file>